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Text_20_body">
      <style:paragraph-properties fo:text-align="center" style:justify-single-word="false"/>
      <style:text-properties style:font-name="Times New Roman" fo:language="ru" fo:country="RU"/>
    </style:style>
    <style:style style:name="P3" style:family="paragraph" style:parent-style-name="Text_20_body">
      <style:paragraph-properties fo:text-align="center" style:justify-single-word="false"/>
      <style:text-properties style:font-name="Times New Roman" fo:language="ru" fo:country="RU" fo:font-weight="bold" style:font-weight-asian="bold" style:font-weight-complex="bold"/>
    </style:style>
    <style:style style:name="P4" style:family="paragraph" style:parent-style-name="Heading_20_1">
      <style:text-properties style:font-name="Times New Roman" fo:language="ru" fo:country="RU"/>
    </style:style>
    <style:style style:name="P5" style:family="paragraph" style:parent-style-name="Text_20_body" style:list-style-name="L1"/>
    <style:style style:name="T1" style:family="text">
      <style:text-properties style:font-name="Times New Roman" fo:language="ru" fo:country="RU"/>
    </style:style>
    <style:style style:name="T2" style:family="text">
      <style:text-properties style:font-name="Times New Roman" fo:language="ru" fo:country="RU" fo:font-style="italic" style:font-style-asian="italic" style:font-style-complex="italic"/>
    </style:style>
    <style:style style:name="T3" style:family="text">
      <style:text-properties style:font-name="Times New Roman" fo:language="ru" fo:country="RU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4" text:outline-level="1">Редактор новых блоков</text:h>
          </table:table-cell>
        </table:table-row>
        <table:table-row table:style-name="Table1.2">
          <table:table-cell table:style-name="Table1.A2" office:value-type="string">
            <text:p text:style-name="P1">Для изменения описания какого-либо блока необходимо:</text:p>
            <text:list xml:id="list8768328882061751010" text:style-name="L1">
              <text:list-item>
                <text:p text:style-name="P5"><text:span text:style-name="T1">Поместить исходный блок на схемное окно проекта. Для этого надо или выбрать пункт меню «</text:span><text:span text:style-name="T2">Вставка – Базовые блоки – Стандартный блок</text:span><text:span text:style-name="T1">» или вставить нужный исходный блок из палитры.</text:span></text:p>
              </text:list-item>
              <text:list-item>
                <text:p text:style-name="P5"><text:span text:style-name="T1">Выбрать пункт меню «</text:span><text:span text:style-name="T2">Правка – Изменить блок</text:span><text:span text:style-name="T1">». При этом появится </text:span><text:span text:style-name="T3">Редактор новых блоков:</text:span></text:p>
              </text:list-item>
            </text:list>
            <text:p text:style-name="P2"><draw:frame draw:style-name="fr1" draw:name="Графический объект1" text:anchor-type="as-char" svg:width="15.928cm" svg:height="14.076cm" draw:z-index="0"><draw:image xlink:href="../ui-images/ui-3-2-ris-1.png" xlink:type="simple" xlink:show="embed" xlink:actuate="onLoad"/></draw:frame></text:p>
            <text:p text:style-name="P3">Редактор новых блоков</text:p>
            <text:p text:style-name="Text_20_body"><text:span text:style-name="T1">При помощи этого инструмента можно добавлять, удалять, изменять имена настраиваемых свойств (закладка «</text:span><text:span text:style-name="T2">Свойства</text:span><text:span text:style-name="T1">»), параметров (закладка «</text:span><text:span text:style-name="T2">Параметры</text:span><text:span text:style-name="T1">»), портов (закладка «</text:span><text:span text:style-name="T2">Порты</text:span><text:span text:style-name="T1">»), имя расчётного класса и расчётного шаблона (закладка «</text:span><text:span text:style-name="T2">Расчёт</text:span><text:span text:style-name="T1">»).</text:span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5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Редактор новых блоков</dc:title>
    <dc:date>2014-12-01T16:39:52.83</dc:date>
    <meta:generator>OpenOffice/4.1.1$Win32 OpenOffice.org_project/411m6$Build-9775</meta:generator>
    <meta:editing-duration>PT12H3M9S</meta:editing-duration>
    <meta:editing-cycles>164</meta:editing-cycles>
    <meta:document-statistic meta:table-count="1" meta:image-count="1" meta:object-count="0" meta:page-count="1" meta:paragraph-count="7" meta:word-count="82" meta:character-count="601"/>
    <meta:user-defined meta:name="Поле 1"/>
    <meta:user-defined meta:name="Поле 2"/>
    <meta:user-defined meta:name="Поле 3"/>
    <meta:user-defined meta:name="Поле 4"/>
  </office:meta>
</office:document-meta>
</file>